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_5f_Items" style:display-name="Tabelle_Items" style:family="table">
      <style:table-properties style:width="17cm" table:align="margins"/>
    </style:style>
    <style:style style:name="Tabelle_5f_Items.A" style:display-name="Tabelle_Items.A" style:family="table-column">
      <style:table-column-properties style:column-width="4.249cm" style:rel-column-width="16382*"/>
    </style:style>
    <style:style style:name="Tabelle_5f_Items.B" style:display-name="Tabelle_Items.B" style:family="table-column">
      <style:table-column-properties style:column-width="3.609cm" style:rel-column-width="13913*"/>
    </style:style>
    <style:style style:name="Tabelle_5f_Items.C" style:display-name="Tabelle_Items.C" style:family="table-column">
      <style:table-column-properties style:column-width="4.89cm" style:rel-column-width="18850*"/>
    </style:style>
    <style:style style:name="Tabelle_5f_Items.D" style:display-name="Tabelle_Items.D" style:family="table-column">
      <style:table-column-properties style:column-width="4.251cm" style:rel-column-width="16390*"/>
    </style:style>
    <style:style style:name="Tabelle_5f_Items.A1" style:display-name="Tabelle_Items.A1" style:family="table-cell">
      <style:table-cell-properties fo:background-color="#cc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e_5f_Items.D1" style:display-name="Tabelle_Items.D1" style:family="table-cell">
      <style:table-cell-properties fo:background-color="#ccffff" fo:padding="0.097cm" fo:border="0.002cm solid #000000">
        <style:background-image/>
      </style:table-cell-properties>
    </style:style>
    <style:style style:name="Tabelle_5f_Items.A2" style:display-name="Tabelle_Items.A2" style:family="table-cell">
      <style:table-cell-properties fo:padding="0.097cm" fo:border-left="0.002cm solid #000000" fo:border-right="none" fo:border-top="none" fo:border-bottom="0.002cm solid #000000"/>
    </style:style>
    <style:style style:name="Tabelle_5f_Items.D2" style:display-name="Tabelle_Items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paragraph-properties fo:text-align="center" style:justify-single-word="false"/>
      <style:text-properties style:font-name="Verdana" fo:font-size="10pt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style:font-name="Verdana" fo:font-size="10pt" style:font-size-asian="10pt" style:font-size-complex="10pt"/>
    </style:style>
    <style:style style:name="P3" style:family="paragraph" style:parent-style-name="Standard">
      <style:text-properties style:font-name="Verdana"/>
    </style:style>
    <style:style style:name="P4" style:family="paragraph" style:parent-style-name="Table_20_Contents">
      <style:paragraph-properties fo:text-align="center" style:justify-single-word="false"/>
      <style:text-properties fo:color="#000000" style:font-name="Verdana" fo:font-weight="bold" style:font-weight-asian="bold" style:font-weight-complex="bold"/>
    </style:style>
    <style:style style:name="P5" style:family="paragraph" style:parent-style-name="Table_20_Contents">
      <style:text-properties style:font-name="Verdana"/>
    </style:style>
    <style:style style:name="P6" style:family="paragraph" style:parent-style-name="Table_20_Contents">
      <style:paragraph-properties fo:text-align="end" style:justify-single-word="false"/>
      <style:text-properties style:font-name="Verdan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Hallo [CUSTOMER]. Sie haben am [ORDER_DATE] folgende Artikel bestellt:</text:p>
      <text:p text:style-name="P3"/>
      <text:p text:style-name="P3"/>
      <table:table table:name="Tabelle_Items" table:style-name="Tabelle_5f_Items">
        <table:table-column table:style-name="Tabelle_5f_Items.A"/>
        <table:table-column table:style-name="Tabelle_5f_Items.B"/>
        <table:table-column table:style-name="Tabelle_5f_Items.C"/>
        <table:table-column table:style-name="Tabelle_5f_Items.D"/>
        <table:table-header-rows>
          <table:table-row>
            <table:table-cell table:style-name="Tabelle_5f_Items.A1" office:value-type="string">
              <text:p text:style-name="P4">Name</text:p>
            </table:table-cell>
            <table:table-cell table:style-name="Tabelle_5f_Items.A1" office:value-type="string">
              <text:p text:style-name="P4">Menge</text:p>
            </table:table-cell>
            <table:table-cell table:style-name="Tabelle_5f_Items.A1" office:value-type="string">
              <text:p text:style-name="P4">Einzelpreis</text:p>
            </table:table-cell>
            <table:table-cell table:style-name="Tabelle_5f_Items.D1" office:value-type="string">
              <text:p text:style-name="P4">Preis</text:p>
            </table:table-cell>
          </table:table-row>
        </table:table-header-rows>
        <table:table-row>
          <table:table-cell table:style-name="Tabelle_5f_Items.A2" office:value-type="string">
            <text:p text:style-name="P5">[NAME]</text:p>
          </table:table-cell>
          <table:table-cell table:style-name="Tabelle_5f_Items.A2" office:value-type="string">
            <text:p text:style-name="P6">[AMOUNT]</text:p>
          </table:table-cell>
          <table:table-cell table:style-name="Tabelle_5f_Items.A2" office:value-type="string">
            <text:p text:style-name="P6">[UNIT_PRICE]</text:p>
          </table:table-cell>
          <table:table-cell table:style-name="Tabelle_5f_Items.D2" office:value-type="string">
            <text:p text:style-name="P6">[TOTAL_PRICE]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Verdana" fo:font-size="10pt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style:font-name="Verdana"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Railsway OpenOffice Beispiel</text:p>
      </style:header>
      <style:footer>
        <text:p text:style-name="MP2">Seite <text:page-number text:select-page="current">1</text:page-number> von 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olli </meta:initial-creator>
    <meta:creation-date>2009-10-22T19:49:13.50</meta:creation-date>
    <dc:date>2009-10-26T22:43:49.57</dc:date>
    <dc:creator>olli </dc:creator>
    <meta:editing-duration>PT03H06M59S</meta:editing-duration>
    <meta:editing-cycles>9</meta:editing-cycles>
    <meta:generator>OpenOffice.org/3.1$Win32 OpenOffice.org_project/310m11$Build-9399</meta:generator>
    <meta:document-statistic meta:table-count="1" meta:image-count="0" meta:object-count="0" meta:page-count="1" meta:paragraph-count="11" meta:word-count="24" meta:character-count="175"/>
  </office:meta>
</office:document-meta>
</file>